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image/png" manifest:full-path="Pictures/10000201000004B0000004DB33ADA117.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fo:color="#cccccc" style:font-name="Impact" fo:font-size="32pt" style:font-size-asian="32pt" style:font-size-complex="32pt"/>
    </style:style>
    <style:style style:name="P2" style:family="paragraph" style:parent-style-name="Text_20_body">
      <style:text-properties style:font-name="Arial" fo:font-size="11pt" fo:font-weight="normal" style:font-size-asian="11pt" style:font-weight-asian="normal" style:font-size-complex="11pt" style:font-weight-complex="normal"/>
    </style:style>
    <style:style style:name="P3" style:family="paragraph" style:parent-style-name="Text_20_body">
      <style:text-properties style:use-window-font-color="true" style:font-name="Arial" fo:font-size="11pt" fo:font-weight="normal" fo:background-color="transparent" style:font-size-asian="11pt" style:font-weight-asian="normal" style:font-size-complex="11pt" style:font-weight-complex="normal"/>
    </style:style>
    <style:style style:name="P4" style:family="paragraph" style:parent-style-name="Text_20_body">
      <style:paragraph-properties fo:background-color="transparent">
        <style:background-image/>
      </style:paragraph-properties>
      <style:text-properties style:font-name="Arial" fo:font-size="11pt" fo:font-weight="normal" style:font-size-asian="11pt" style:font-weight-asian="normal" style:font-size-complex="11pt" style:font-weight-complex="normal"/>
    </style:style>
    <style:style style:name="P5" style:family="paragraph" style:parent-style-name="Text_20_body">
      <style:paragraph-properties fo:background-color="transparent">
        <style:background-image/>
      </style:paragraph-properties>
      <style:text-properties style:use-window-font-color="true" style:font-name="Arial" fo:font-size="11pt" fo:font-weight="normal" fo:background-color="transparent" style:font-size-asian="11pt" style:font-weight-asian="normal" style:font-size-complex="11pt" style:font-weight-complex="normal"/>
    </style:style>
    <style:style style:name="P6" style:family="paragraph" style:parent-style-name="Text_20_body">
      <style:paragraph-properties fo:break-before="page" fo:background-color="transparent">
        <style:background-image/>
      </style:paragraph-properties>
      <style:text-properties style:use-window-font-color="true" style:font-name="Arial" fo:font-size="11pt" fo:font-weight="normal" fo:background-color="transparent" style:font-size-asian="11pt" style:font-weight-asian="normal" style:font-size-complex="11pt" style:font-weight-complex="normal"/>
    </style:style>
    <style:style style:name="P7" style:family="paragraph" style:parent-style-name="Text_20_body">
      <style:text-properties style:font-name="Arial" fo:font-size="11pt" fo:font-weight="bold" style:font-size-asian="11pt" style:font-weight-asian="bold" style:font-size-complex="11pt" style:font-weight-complex="bold"/>
    </style:style>
    <style:style style:name="P8" style:family="paragraph" style:parent-style-name="Text_20_body">
      <style:text-properties fo:color="#ffffff" style:font-name="Arial" fo:font-size="11pt" fo:font-weight="bold" fo:background-color="#ff6600" style:font-size-asian="11pt" style:font-weight-asian="bold" style:font-size-complex="11pt" style:font-weight-complex="bold"/>
    </style:style>
    <style:style style:name="P9" style:family="paragraph" style:parent-style-name="Text_20_body">
      <style:text-properties style:use-window-font-color="true" style:font-name="Arial" fo:font-size="11pt" fo:font-weight="normal" fo:background-color="transparent" style:font-size-asian="11pt" style:font-weight-asian="normal" style:font-size-complex="11pt" style:font-weight-complex="normal"/>
    </style:style>
    <style:style style:name="P10" style:family="paragraph" style:parent-style-name="Text_20_body" style:list-style-name="L1">
      <style:text-properties style:use-window-font-color="true" style:font-name="Arial" fo:font-size="11pt" fo:font-weight="normal" fo:background-color="transparent" style:font-size-asian="11pt" style:font-weight-asian="normal" style:font-size-complex="11pt" style:font-weight-complex="normal"/>
    </style:style>
    <style:style style:name="P11" style:family="paragraph" style:parent-style-name="Text_20_body">
      <style:text-properties style:use-window-font-color="true" style:font-name="Arial" fo:font-size="11pt" fo:font-weight="bold" fo:background-color="transparent" style:font-size-asian="11pt" style:font-weight-asian="bold" style:font-size-complex="11pt" style:font-weight-complex="bold"/>
    </style:style>
    <style:style style:name="P12" style:family="paragraph" style:parent-style-name="Text_20_body">
      <style:text-properties style:use-window-font-color="true" style:font-name="Arial" fo:font-size="11pt" fo:font-style="italic" fo:font-weight="normal" fo:background-color="transparent" style:font-size-asian="11pt" style:font-style-asian="italic" style:font-weight-asian="normal" style:font-size-complex="11pt" style:font-style-complex="italic" style:font-weight-complex="normal"/>
    </style:style>
    <style:style style:name="P13" style:family="paragraph" style:parent-style-name="Heading_20_2">
      <style:paragraph-properties fo:text-align="center" style:justify-single-word="false" fo:background-color="#004586">
        <style:background-image/>
      </style:paragraph-properties>
      <style:text-properties style:font-name="Impact" fo:font-size="44pt" fo:font-style="normal" fo:font-weight="normal" style:font-size-asian="44pt" style:font-style-asian="normal" style:font-weight-asian="normal" style:font-size-complex="44pt" style:font-style-complex="normal" style:font-weight-complex="normal"/>
    </style:style>
    <style:style style:name="T1" style:family="text">
      <style:text-properties fo:color="#ff6600" fo:font-weight="bold" style:font-weight-asian="bold" style:font-weight-complex="bold"/>
    </style:style>
    <style:style style:name="T2" style:family="text">
      <style:text-properties fo:color="#0066ff" fo:font-weight="bold" style:font-weight-asian="bold" style:font-weight-complex="bold"/>
    </style:style>
    <style:style style:name="T3" style:family="text">
      <style:text-properties fo:color="#ffffff" fo:font-weight="bold" fo:background-color="#ff6600" style:font-weight-asian="bold" style:font-weight-complex="bold"/>
    </style:style>
    <style:style style:name="T4" style:family="text">
      <style:text-properties fo:color="#ffffff" fo:font-weight="bold" fo:background-color="#0066ff" style:font-weight-asian="bold" style:font-weight-complex="bold"/>
    </style:style>
    <style:style style:name="T5" style:family="text">
      <style:text-properties fo:color="#ffffff" fo:background-color="#0066ff"/>
    </style:style>
    <style:style style:name="T6" style:family="text">
      <style:text-properties fo:color="#ffffff" fo:background-color="#ffcc00"/>
    </style:style>
    <style:style style:name="T7" style:family="text">
      <style:text-properties fo:color="#ffcc00" fo:font-weight="bold" style:font-weight-asian="bold" style:font-weight-complex="bold"/>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2">Maîtriser le petit Bot.</text:h>
      <text:p text:style-name="P3"/>
      <text:p text:style-name="P3">Avant toute chose, il est nécessaire de comprendre comment fonctionne le petit bot, rien de tel que de préparer un petit jeu à plusieurs.</text:p>
      <text:p text:style-name="P3"/>
      <text:p text:style-name="P11">Matériel :</text:p>
      <text:list xml:id="list3645616762027236341" text:style-name="L1">
        <text:list-item>
          <text:p text:style-name="P10">1 petit bot version basique</text:p>
        </text:list-item>
        <text:list-item>
          <text:p text:style-name="P10">5 ordinateurs / téléphones / tablettes</text:p>
        </text:list-item>
        <text:list-item>
          <text:p text:style-name="P10">5 « pilotes » qui seront chargés de collaborer pour piloter le petit bot</text:p>
        </text:list-item>
        <text:list-item>
          <text:p text:style-name="P10">5 fiches actions (Avance / Recule / Gauche / Droite / Stop) avec la requête correspondante au dos</text:p>
        </text:list-item>
        <text:list-item>
          <text:p text:style-name="P10">1 but « le petit bot doit se rendre à tel endroit »</text:p>
        </text:list-item>
        <text:list-item>
          <text:p text:style-name="P10">un tableau, une craie de quoi écrire en groupe</text:p>
        </text:list-item>
      </text:list>
      <text:p text:style-name="P3"/>
      <text:p text:style-name="P11">Déroulement :</text:p>
      <text:p text:style-name="P3">On allume et positionne le petit bot à un endroit de la salle, puis on énonce la consigne : </text:p>
      <text:p text:style-name="P12">« le petit bot doit se rendre à tel endroit de la salle ».</text:p>
      <text:p text:style-name="P3">On distribue les fiches actions aux participants.</text:p>
      <text:p text:style-name="P3">On invite les participants à se connecter au wifi du petit bot et à tester les différentes commandes inscrites sur les fiches pendant un temps donné</text:p>
      <text:p text:style-name="P3">On remet le petit bot en position initiale, et on reprend l’objectif principal <text:s/>« le petit bot doit se rendre à tel endroit de la salle».</text:p>
      <text:p text:style-name="P3">En fin d’activité, on demande aux participants de lister les différentes commandes utilisées pour remplir l’objectif sur le tableau. Ils auront ainsi réalisé un premier programme permettant de programmer le petit bot. </text:p>
      <text:p text:style-name="P3"/>
      <text:p text:style-name="P3">Cette activité est à amélior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Impact" svg:font-family="Impact"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22cm" fo:margin-bottom="0.109cm"/>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font-name="Impact" fo:font-size="32pt" style:font-size-asian="32pt" style:font-size-complex="32pt"/>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s176" text:anchor-type="paragraph" svg:x="15.799cm" svg:y="-0.002cm" svg:width="1.169cm" svg:height="1.21cm" draw:z-index="0"><draw:image xlink:href="Pictures/10000201000004B0000004DB33ADA117.png" xlink:type="simple" xlink:show="embed" xlink:actuate="onLoad"/></draw:frame>Le petit Bot -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tony Auffret</meta:initial-creator>
    <meta:creation-date>2017-09-03T16:36:43</meta:creation-date>
    <dc:date>2017-09-20T08:27:25</dc:date>
    <dc:creator>Antony Auffret</dc:creator>
    <meta:editing-duration>PT41M58S</meta:editing-duration>
    <meta:editing-cycles>13</meta:editing-cycles>
    <meta:generator>OpenOffice/4.1.3$Unix OpenOffice.org_project/413m1$Build-9783</meta:generator>
    <meta:document-statistic meta:table-count="0" meta:image-count="1" meta:object-count="0" meta:page-count="1" meta:paragraph-count="18" meta:word-count="238" meta:character-count="1273"/>
  </office:meta>
</office:document-meta>
</file>